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12" style:parent-style-name="DefaultParagraphFont" style:family="text">
      <style:text-properties style:font-name="Calibri" style:font-name-complex="Calibri" fo:color="#C00000" fo:font-size="16pt" style:font-size-asian="16pt" style:font-size-complex="16pt" fo:language="fr" fo:country="FR"/>
    </style:style>
    <style:style style:name="T13" style:parent-style-name="DefaultParagraphFont" style:family="text">
      <style:text-properties style:font-name="Calibri" style:font-name-complex="Calibri" fo:color="#C00000" fo:font-size="16pt" style:font-size-asian="16pt" style:font-size-complex="16pt" fo:language="fr" fo:country="FR"/>
    </style:style>
    <style:style style:name="T14" style:parent-style-name="DefaultParagraphFont" style:family="text">
      <style:text-properties style:font-name="Calibri" style:font-name-complex="Calibri" fo:font-size="16pt" style:font-size-asian="16pt" style:font-size-complex="16pt" fo:language="fr" fo:country="FR"/>
    </style:style>
    <style:style style:name="T15" style:parent-style-name="DefaultParagraphFont" style:family="text">
      <style:text-properties style:font-name="Calibri" style:font-name-complex="Calibri" fo:font-size="16pt" style:font-size-asian="16pt" style:font-size-complex="16pt" fo:language="fr" fo:country="FR"/>
    </style:style>
    <style:style style:name="T16" style:parent-style-name="DefaultParagraphFont" style:family="text">
      <style:text-properties style:font-name="Calibri Light" style:font-name-complex="Calibri Light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T17" style:parent-style-name="DefaultParagraphFont" style:family="text">
      <style:text-properties style:font-name="Calibri Light" style:font-name-complex="Calibri Light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T18" style:parent-style-name="DefaultParagraphFont" style:family="text">
      <style:text-properties style:font-name="Calibri Light" style:font-name-complex="Calibri Light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19" style:parent-style-name="Textbody" style:family="paragraph">
      <style:paragraph-properties fo:text-align="center"/>
      <style:text-properties style:font-name="Calibri" style:font-name-complex="Calibri" fo:font-style="italic" style:font-style-asian="italic" style:font-style-complex="italic" fo:font-size="11pt" style:font-size-asian="11pt" style:font-size-complex="11pt" fo:language="fr" fo:country="FR"/>
    </style:style>
    <style:style style:name="P20" style:parent-style-name="Textbody" style:family="paragraph">
      <style:text-properties style:font-name="Calibri" style:font-name-complex="Calibri" fo:font-size="16pt" style:font-size-asian="16pt" style:font-size-complex="16pt" fo:language="fr" fo:country="FR"/>
    </style:style>
    <style:style style:name="P21" style:parent-style-name="Textbody" style:list-style-name="LFO2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FR"/>
    </style:style>
    <style:style style:name="P22" style:parent-style-name="Textbody" style:family="paragraph">
      <style:text-properties style:font-name="Calibri" style:font-name-complex="Calibri" fo:language="fr" fo:country="FR"/>
    </style:style>
    <style:style style:name="P23" style:parent-style-name="Default" style:family="paragraph">
      <style:paragraph-properties fo:margin-bottom="0.0208in" fo:margin-left="0.5in">
        <style:tab-stops/>
      </style:paragraph-properties>
      <style:text-properties style:font-name="Calibri" style:font-name-complex="Calibri" fo:font-style="italic" style:font-style-asian="italic" style:font-style-complex="italic" fo:language="fr" fo:country="FR"/>
    </style:style>
    <style:style style:name="P24" style:parent-style-name="Default" style:family="paragraph">
      <style:paragraph-properties fo:margin-bottom="0.0208in" fo:margin-left="0.5in">
        <style:tab-stops/>
      </style:paragraph-properties>
      <style:text-properties style:font-name="Calibri" style:font-name-complex="Calibri" fo:font-style="italic" style:font-style-asian="italic" style:font-style-complex="italic" fo:language="fr" fo:country="FR"/>
    </style:style>
    <style:style style:name="P25" style:parent-style-name="Default" style:family="paragraph">
      <style:paragraph-properties fo:margin-bottom="0.0208in" fo:margin-left="0.5in">
        <style:tab-stops/>
      </style:paragraph-properties>
      <style:text-properties style:font-name="Calibri" style:font-name-complex="Calibri" fo:font-style="italic" style:font-style-asian="italic" style:font-style-complex="italic" fo:language="fr" fo:country="FR"/>
    </style:style>
    <style:style style:name="P26" style:parent-style-name="Default" style:family="paragraph">
      <style:paragraph-properties fo:margin-bottom="0.0208in" fo:margin-left="0.5in">
        <style:tab-stops/>
      </style:paragraph-properties>
      <style:text-properties style:font-name="Calibri" style:font-name-complex="Calibri" fo:font-style="italic" style:font-style-asian="italic" style:font-style-complex="italic" fo:language="fr" fo:country="FR"/>
    </style:style>
    <style:style style:name="P27" style:parent-style-name="Default" style:family="paragraph">
      <style:paragraph-properties fo:margin-bottom="0.0208in" fo:margin-left="0.5in">
        <style:tab-stops/>
      </style:paragraph-properties>
      <style:text-properties style:font-name="Calibri" style:font-name-complex="Calibri" fo:font-style="italic" style:font-style-asian="italic" style:font-style-complex="italic" fo:language="fr" fo:country="FR"/>
    </style:style>
    <style:style style:name="P28" style:parent-style-name="Default" style:family="paragraph">
      <style:paragraph-properties fo:margin-bottom="0.0208in" fo:margin-left="0.5in">
        <style:tab-stops/>
      </style:paragraph-properties>
      <style:text-properties style:font-name="Calibri" style:font-name-complex="Calibri" fo:font-style="italic" style:font-style-asian="italic" style:font-style-complex="italic" fo:language="fr" fo:country="FR"/>
    </style:style>
    <style:style style:name="P29" style:parent-style-name="Default" style:family="paragraph">
      <style:paragraph-properties fo:margin-bottom="0.0208in" fo:margin-left="0.5in">
        <style:tab-stops/>
      </style:paragraph-properties>
      <style:text-properties style:font-name="Calibri" style:font-name-complex="Calibri" fo:font-style="italic" style:font-style-asian="italic" style:font-style-complex="italic" fo:language="fr" fo:country="FR"/>
    </style:style>
    <style:style style:name="P30" style:parent-style-name="Default" style:list-style-name="LFO2" style:family="paragraph">
      <style:paragraph-properties fo:margin-bottom="0.0208in"/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FR"/>
    </style:style>
    <style:style style:name="P31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32" style:parent-style-name="Default" style:family="paragraph">
      <style:paragraph-properties fo:text-align="justify" fo:margin-bottom="0.0208in"/>
    </style:style>
    <style:style style:name="T33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fr" fo:country="FR"/>
    </style:style>
    <style:style style:name="T34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T35" style:parent-style-name="DefaultParagraphFont" style:family="text">
      <style:text-properties style:font-name="Calibri" style:font-name-complex="Calibri" fo:font-size="13pt" style:font-size-asian="13pt" style:font-size-complex="13pt" fo:language="fr" fo:country="FR"/>
    </style:style>
    <style:style style:name="P36" style:parent-style-name="Default" style:family="paragraph">
      <style:paragraph-properties fo:text-align="justify" fo:margin-bottom="0.0208in"/>
      <style:text-properties style:font-name="Calibri" style:font-name-complex="Calibri" fo:font-weight="bold" style:font-weight-asian="bold" style:font-weight-complex="bold" fo:language="fr" fo:country="FR"/>
    </style:style>
    <style:style style:name="P37" style:parent-style-name="Default" style:family="paragraph">
      <style:paragraph-properties fo:border="0.0138in solid #C00000" fo:padding-top="0.0138in" fo:padding-left="0.0555in" fo:padding-bottom="0.0138in" fo:padding-right="0.0555in" style:shadow="none" fo:text-align="justify" fo:margin-bottom="0.0208in"/>
    </style:style>
    <style:style style:name="T38" style:parent-style-name="DefaultParagraphFont" style:family="text">
      <style:text-properties style:font-name="Calibri" style:font-name-complex="Calibri" fo:language="fr" fo:country="FR"/>
    </style:style>
    <style:style style:name="T39" style:parent-style-name="DefaultParagraphFont" style:family="text">
      <style:text-properties style:font-name="Calibri" style:font-name-complex="Calibri" fo:language="fr" fo:country="FR"/>
    </style:style>
    <style:style style:name="T40" style:parent-style-name="DefaultParagraphFont" style:family="text">
      <style:text-properties style:font-name="Calibri" style:font-name-complex="Calibri" fo:language="fr" fo:country="FR"/>
    </style:style>
    <style:style style:name="T41" style:parent-style-name="DefaultParagraphFont" style:family="text">
      <style:text-properties style:font-name="Calibri" style:font-name-complex="Calibri" fo:font-style="italic" style:font-style-asian="italic" style:font-style-complex="italic" fo:language="fr" fo:country="FR"/>
    </style:style>
    <style:style style:name="T42" style:parent-style-name="DefaultParagraphFont" style:family="text">
      <style:text-properties style:font-name="Calibri" style:font-name-complex="Calibri" fo:language="fr" fo:country="FR"/>
    </style:style>
    <style:style style:name="P43" style:parent-style-name="Default" style:family="paragraph">
      <style:paragraph-properties fo:border="0.0138in solid #C00000" fo:padding-top="0.0138in" fo:padding-left="0.0555in" fo:padding-bottom="0.0138in" fo:padding-right="0.0555in" style:shadow="none" fo:text-align="justify" fo:margin-bottom="0.0208in"/>
      <style:text-properties style:font-name="Calibri" style:font-name-complex="Calibri" fo:font-size="8pt" style:font-size-asian="8pt" style:font-size-complex="8pt" fo:language="fr" fo:country="FR"/>
    </style:style>
    <style:style style:name="P44" style:parent-style-name="Default" style:family="paragraph">
      <style:paragraph-properties fo:border="0.0138in solid #C00000" fo:padding-top="0.0138in" fo:padding-left="0.0555in" fo:padding-bottom="0.0138in" fo:padding-right="0.0555in" style:shadow="none" fo:text-align="justify" fo:margin-bottom="0.0208in"/>
    </style:style>
    <style:style style:name="T45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T46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fr" fo:country="FR"/>
    </style:style>
    <style:style style:name="T47" style:parent-style-name="DefaultParagraphFont" style:family="text">
      <style:text-properties style:font-name="Calibri" style:font-name-complex="Calibri" fo:language="fr" fo:country="FR"/>
    </style:style>
    <style:style style:name="T48" style:parent-style-name="DefaultParagraphFont" style:family="text">
      <style:text-properties style:font-name="Calibri" style:font-name-complex="Calibri" fo:language="fr" fo:country="FR"/>
    </style:style>
    <style:style style:name="T49" style:parent-style-name="DefaultParagraphFont" style:family="text">
      <style:text-properties style:font-name="Calibri" style:font-name-complex="Calibri" fo:language="fr" fo:country="FR"/>
    </style:style>
    <style:style style:name="T50" style:parent-style-name="DefaultParagraphFont" style:family="text">
      <style:text-properties style:font-name="Calibri" style:font-name-complex="Calibri" fo:language="fr" fo:country="FR"/>
    </style:style>
    <style:style style:name="T51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P52" style:parent-style-name="Default" style:family="paragraph">
      <style:paragraph-properties fo:border="0.0138in solid #C00000" fo:padding-top="0.0138in" fo:padding-left="0.0555in" fo:padding-bottom="0.0138in" fo:padding-right="0.0555in" style:shadow="none" fo:text-align="justify" fo:margin-bottom="0.0208in"/>
      <style:text-properties style:font-name="Calibri" style:font-name-complex="Calibri" fo:language="fr" fo:country="FR"/>
    </style:style>
    <style:style style:name="P53" style:parent-style-name="Default" style:family="paragraph">
      <style:paragraph-properties fo:border="0.0138in solid #C00000" fo:padding-top="0.0138in" fo:padding-left="0.0555in" fo:padding-bottom="0.0138in" fo:padding-right="0.0555in" style:shadow="none" fo:text-align="justify" fo:margin-bottom="0.0208in"/>
    </style:style>
    <style:style style:name="T54" style:parent-style-name="DefaultParagraphFont" style:family="text">
      <style:text-properties style:font-name="Calibri" style:font-name-complex="Calibri" fo:language="fr" fo:country="FR"/>
    </style:style>
    <style:style style:name="T55" style:parent-style-name="DefaultParagraphFont" style:family="text">
      <style:text-properties style:font-name="Calibri" style:font-name-complex="Calibri" fo:language="fr" fo:country="FR"/>
    </style:style>
    <style:style style:name="T56" style:parent-style-name="DefaultParagraphFont" style:family="text">
      <style:text-properties style:font-name="Calibri" style:font-name-complex="Calibri" fo:language="fr" fo:country="FR"/>
    </style:style>
    <style:style style:name="T57" style:parent-style-name="DefaultParagraphFont" style:family="text">
      <style:text-properties style:font-name="Calibri" style:font-name-complex="Calibri" fo:language="fr" fo:country="FR"/>
    </style:style>
    <style:style style:name="T58" style:parent-style-name="DefaultParagraphFont" style:family="text">
      <style:text-properties style:font-name="Calibri" style:font-name-complex="Calibri" fo:language="fr" fo:country="FR"/>
    </style:style>
    <style:style style:name="T59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T60" style:parent-style-name="DefaultParagraphFont" style:family="text">
      <style:text-properties style:font-name="Calibri" style:font-name-complex="Calibri" fo:language="fr" fo:country="FR"/>
    </style:style>
    <style:style style:name="P61" style:parent-style-name="Default" style:family="paragraph">
      <style:paragraph-properties fo:text-align="justify" fo:margin-bottom="0.0208in"/>
      <style:text-properties style:font-name="Calibri" style:font-name-complex="Calibri" fo:language="fr" fo:country="FR"/>
    </style:style>
    <style:style style:name="P62" style:parent-style-name="Default" style:family="paragraph">
      <style:paragraph-properties fo:text-align="justify" fo:margin-bottom="0.0208in"/>
    </style:style>
    <style:style style:name="T63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fr" fo:country="FR"/>
    </style:style>
    <style:style style:name="T64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T65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P66" style:parent-style-name="Default" style:family="paragraph">
      <style:paragraph-properties fo:text-align="justify" fo:margin-bottom="0.0208in"/>
      <style:text-properties style:font-name="Calibri" style:font-name-complex="Calibri" fo:language="fr" fo:country="FR"/>
    </style:style>
    <style:style style:name="P67" style:parent-style-name="Default" style:family="paragraph">
      <style:paragraph-properties fo:border="0.0138in solid #C00000" fo:padding-top="0.0138in" fo:padding-left="0.0555in" fo:padding-bottom="0.0138in" fo:padding-right="0.0555in" style:shadow="none" fo:text-align="justify" fo:margin-bottom="0.0208in"/>
    </style:style>
    <style:style style:name="T68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T69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fr" fo:country="FR"/>
    </style:style>
    <style:style style:name="T70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fr" fo:country="FR"/>
    </style:style>
    <style:style style:name="T71" style:parent-style-name="DefaultParagraphFont" style:family="text">
      <style:text-properties style:font-name="Calibri" style:font-name-complex="Calibri" fo:language="fr" fo:country="FR"/>
    </style:style>
    <style:style style:name="P72" style:parent-style-name="Default" style:family="paragraph">
      <style:paragraph-properties fo:border="0.0138in solid #C00000" fo:padding-top="0.0138in" fo:padding-left="0.0555in" fo:padding-bottom="0.0138in" fo:padding-right="0.0555in" style:shadow="none" fo:text-align="justify" fo:margin-bottom="0.0208in"/>
    </style:style>
    <style:style style:name="T73" style:parent-style-name="DefaultParagraphFont" style:family="text">
      <style:text-properties style:font-name="Calibri" style:font-name-complex="Calibri" fo:language="fr" fo:country="FR"/>
    </style:style>
    <style:style style:name="T74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P75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76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77" style:parent-style-name="Default" style:family="paragraph">
      <style:paragraph-properties fo:margin-bottom="0.0208in"/>
    </style:style>
    <style:style style:name="T78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fr" fo:country="FR"/>
    </style:style>
    <style:style style:name="T79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T80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P81" style:parent-style-name="Default" style:family="paragraph">
      <style:paragraph-properties fo:margin-bottom="0.0208in"/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P82" style:parent-style-name="Default" style:family="paragraph">
      <style:paragraph-properties fo:border="0.0138in solid #C00000" fo:padding-top="0.0138in" fo:padding-left="0.0555in" fo:padding-bottom="0.0138in" fo:padding-right="0.0555in" style:shadow="none" fo:margin-bottom="0.0208in"/>
    </style:style>
    <style:style style:name="T83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84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85" style:parent-style-name="DefaultParagraphFont" style:family="text">
      <style:text-properties style:font-name="Calibri" style:font-name-complex="Calibri" fo:color="#000000" fo:language="fr" fo:country="FR"/>
    </style:style>
    <style:style style:name="T86" style:parent-style-name="DefaultParagraphFont" style:family="text">
      <style:text-properties style:font-name="Calibri" style:font-name-complex="Calibri" fo:color="#000000" fo:language="fr" fo:country="FR"/>
    </style:style>
    <style:style style:name="T87" style:parent-style-name="DefaultParagraphFont" style:family="text">
      <style:text-properties style:font-name="Calibri" style:font-name-complex="Calibri" fo:font-weight="bold" style:font-weight-asian="bold" style:font-weight-complex="bold" fo:color="#000000" fo:language="fr" fo:country="FR"/>
    </style:style>
    <style:style style:name="T88" style:parent-style-name="DefaultParagraphFont" style:family="text">
      <style:text-properties style:font-name="Calibri" style:font-name-complex="Calibri" fo:color="#000000" fo:language="fr" fo:country="FR"/>
    </style:style>
    <style:style style:name="P89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90" style:parent-style-name="Default" style:family="paragraph">
      <style:paragraph-properties fo:margin-bottom="0.0208in"/>
    </style:style>
    <style:style style:name="T91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fr" fo:country="FR"/>
    </style:style>
    <style:style style:name="T92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P93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94" style:parent-style-name="Default" style:family="paragraph">
      <style:paragraph-properties fo:border="0.0138in solid #C00000" fo:padding-top="0.0138in" fo:padding-left="0.0555in" fo:padding-bottom="0.0138in" fo:padding-right="0.0555in" style:shadow="none" fo:margin-bottom="0.0208in"/>
    </style:style>
    <style:style style:name="T95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T96" style:parent-style-name="DefaultParagraphFont" style:family="text">
      <style:text-properties style:font-name="Calibri" style:font-name-complex="Calibri" fo:language="fr" fo:country="FR"/>
    </style:style>
    <style:style style:name="T97" style:parent-style-name="DefaultParagraphFont" style:family="text">
      <style:text-properties style:font-name="Calibri" style:font-name-complex="Calibri" fo:language="fr" fo:country="FR"/>
    </style:style>
    <style:style style:name="T98" style:parent-style-name="DefaultParagraphFont" style:family="text">
      <style:text-properties style:font-name="Calibri" style:font-name-complex="Calibri" fo:language="fr" fo:country="FR"/>
    </style:style>
    <style:style style:name="T99" style:parent-style-name="DefaultParagraphFont" style:family="text">
      <style:text-properties style:font-name="Calibri" style:font-name-complex="Calibri" fo:language="fr" fo:country="FR"/>
    </style:style>
    <style:style style:name="T100" style:parent-style-name="DefaultParagraphFont" style:family="text">
      <style:text-properties style:font-name="Calibri" style:font-name-complex="Calibri" fo:language="fr" fo:country="FR"/>
    </style:style>
    <style:style style:name="T101" style:parent-style-name="DefaultParagraphFont" style:family="text">
      <style:text-properties style:font-name="Calibri" style:font-name-complex="Calibri" fo:language="fr" fo:country="FR"/>
    </style:style>
    <style:style style:name="T102" style:parent-style-name="DefaultParagraphFont" style:family="text">
      <style:text-properties style:font-name="Calibri" style:font-name-complex="Calibri" fo:language="fr" fo:country="FR"/>
    </style:style>
    <style:style style:name="T103" style:parent-style-name="DefaultParagraphFont" style:family="text">
      <style:text-properties style:font-name="Calibri" style:font-name-complex="Calibri" fo:language="fr" fo:country="FR"/>
    </style:style>
    <style:style style:name="T104" style:parent-style-name="DefaultParagraphFont" style:family="text">
      <style:text-properties style:font-name="Calibri" style:font-name-complex="Calibri" fo:language="fr" fo:country="FR"/>
    </style:style>
    <style:style style:name="T105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T106" style:parent-style-name="DefaultParagraphFont" style:family="text">
      <style:text-properties style:font-name="Calibri" style:font-name-complex="Calibri" fo:language="fr" fo:country="FR"/>
    </style:style>
    <style:style style:name="T107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T108" style:parent-style-name="DefaultParagraphFont" style:family="text">
      <style:text-properties style:font-name="Calibri" style:font-name-complex="Calibri" fo:language="fr" fo:country="FR"/>
    </style:style>
    <style:style style:name="P109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10" style:parent-style-name="Default" style:family="paragraph">
      <style:paragraph-properties fo:margin-bottom="0.0208in"/>
    </style:style>
    <style:style style:name="T111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fr" fo:country="FR"/>
    </style:style>
    <style:style style:name="T112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T113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P114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15" style:parent-style-name="Default" style:family="paragraph">
      <style:paragraph-properties fo:border="0.0138in solid #C00000" fo:padding-top="0.0138in" fo:padding-left="0.0555in" fo:padding-bottom="0.0138in" fo:padding-right="0.0555in" style:shadow="none" fo:margin-bottom="0.0208in"/>
    </style:style>
    <style:style style:name="T116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T117" style:parent-style-name="DefaultParagraphFont" style:family="text">
      <style:text-properties style:font-name="Calibri" style:font-name-complex="Calibri" fo:language="fr" fo:country="FR"/>
    </style:style>
    <style:style style:name="T118" style:parent-style-name="DefaultParagraphFont" style:family="text">
      <style:text-properties style:font-name="Calibri" style:font-name-complex="Calibri" fo:font-style="italic" style:font-style-asian="italic" style:font-style-complex="italic" fo:language="fr" fo:country="FR"/>
    </style:style>
    <style:style style:name="T119" style:parent-style-name="DefaultParagraphFont" style:family="text">
      <style:text-properties style:font-name="Calibri" style:font-name-complex="Calibri" fo:language="fr" fo:country="FR"/>
    </style:style>
    <style:style style:name="T120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T121" style:parent-style-name="DefaultParagraphFont" style:family="text">
      <style:text-properties style:font-name="Calibri" style:font-name-complex="Calibri" fo:language="fr" fo:country="FR"/>
    </style:style>
    <style:style style:name="P122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23" style:parent-style-name="Default" style:family="paragraph">
      <style:paragraph-properties fo:margin-bottom="0.0208in"/>
    </style:style>
    <style:style style:name="T124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fr" fo:country="FR"/>
    </style:style>
    <style:style style:name="T125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T126" style:parent-style-name="DefaultParagraphFont" style:family="text">
      <style:text-properties style:font-name="Calibri" style:font-name-complex="Calibri" fo:font-style="italic" style:font-style-asian="italic" style:font-style-complex="italic" fo:font-size="13pt" style:font-size-asian="13pt" style:font-size-complex="13pt" fo:language="fr" fo:country="FR"/>
    </style:style>
    <style:style style:name="P127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28" style:parent-style-name="Default" style:family="paragraph">
      <style:paragraph-properties fo:border="0.0138in solid #C00000" fo:padding-top="0.0138in" fo:padding-left="0.0555in" fo:padding-bottom="0.0138in" fo:padding-right="0.0555in" style:shadow="none" fo:margin-bottom="0.0208in"/>
    </style:style>
    <style:style style:name="T129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T130" style:parent-style-name="DefaultParagraphFont" style:family="text">
      <style:text-properties style:font-name="Calibri" style:font-name-complex="Calibri" fo:language="fr" fo:country="FR"/>
    </style:style>
    <style:style style:name="T131" style:parent-style-name="DefaultParagraphFont" style:family="text">
      <style:text-properties style:font-name="Calibri" style:font-name-complex="Calibri" fo:language="fr" fo:country="FR"/>
    </style:style>
    <style:style style:name="T132" style:parent-style-name="DefaultParagraphFont" style:family="text">
      <style:text-properties style:font-name="Calibri" style:font-name-complex="Calibri" fo:language="fr" fo:country="FR"/>
    </style:style>
    <style:style style:name="T133" style:parent-style-name="DefaultParagraphFont" style:family="text">
      <style:text-properties style:font-name="Calibri" style:font-name-complex="Calibri" fo:language="fr" fo:country="FR"/>
    </style:style>
    <style:style style:name="T134" style:parent-style-name="DefaultParagraphFont" style:family="text">
      <style:text-properties style:font-name="Calibri" style:font-name-complex="Calibri" fo:language="fr" fo:country="FR"/>
    </style:style>
    <style:style style:name="T135" style:parent-style-name="DefaultParagraphFont" style:family="text">
      <style:text-properties style:font-name="Calibri" style:font-name-complex="Calibri" fo:language="fr" fo:country="FR"/>
    </style:style>
    <style:style style:name="T136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P137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38" style:parent-style-name="Default" style:list-style-name="LFO2" style:family="paragraph">
      <style:paragraph-properties fo:margin-bottom="0.0208in"/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FR"/>
    </style:style>
    <style:style style:name="P139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40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41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42" style:parent-style-name="Default" style:family="paragraph">
      <style:paragraph-properties fo:margin-bottom="0.0208in"/>
      <style:text-properties style:font-name="Calibri" style:font-name-complex="Calibri" fo:font-weight="bold" style:font-weight-asian="bold" style:font-weight-complex="bold" fo:font-style="italic" style:font-style-asian="italic" style:font-style-complex="italic"/>
    </style:style>
    <style:style style:name="P143" style:parent-style-name="Default" style:family="paragraph">
      <style:paragraph-properties fo:margin-bottom="0.0208in"/>
    </style:style>
    <style:style style:name="T144" style:parent-style-name="DefaultParagraphFont" style:family="text">
      <style:text-properties style:font-name="Calibri" style:font-name-complex="Calibri" fo:language="fr" fo:country="FR"/>
    </style:style>
    <style:style style:name="T145" style:parent-style-name="DefaultParagraphFont" style:family="text">
      <style:text-properties style:font-name="Calibri" style:font-name-complex="Calibri" fo:language="fr" fo:country="FR"/>
    </style:style>
    <style:style style:name="T146" style:parent-style-name="DefaultParagraphFont" style:family="text">
      <style:text-properties style:font-name="Calibri" style:font-name-complex="Calibri" fo:language="fr" fo:country="FR"/>
    </style:style>
    <style:style style:name="T147" style:parent-style-name="DefaultParagraphFont" style:family="text">
      <style:text-properties style:font-name="Calibri" style:font-name-complex="Calibri" fo:language="fr" fo:country="FR"/>
    </style:style>
    <style:style style:name="T148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T149" style:parent-style-name="DefaultParagraphFont" style:family="text">
      <style:text-properties style:font-name="Calibri" style:font-name-complex="Calibri" fo:language="fr" fo:country="FR"/>
    </style:style>
    <style:style style:name="P150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51" style:parent-style-name="Default" style:family="paragraph">
      <style:paragraph-properties fo:margin-bottom="0.0208in"/>
      <style:text-properties style:font-name="Calibri" style:font-name-complex="Calibri" fo:font-weight="bold" style:font-weight-asian="bold" style:font-weight-complex="bold" fo:font-style="italic" style:font-style-asian="italic" style:font-style-complex="italic"/>
    </style:style>
    <style:style style:name="P152" style:parent-style-name="Default" style:family="paragraph">
      <style:paragraph-properties fo:margin-bottom="0.0208in"/>
    </style:style>
    <style:style style:name="T153" style:parent-style-name="DefaultParagraphFont" style:family="text">
      <style:text-properties style:font-name="Calibri" style:font-name-complex="Calibri" fo:language="fr" fo:country="FR"/>
    </style:style>
    <style:style style:name="T154" style:parent-style-name="DefaultParagraphFont" style:family="text">
      <style:text-properties style:font-name="Calibri" style:font-name-complex="Calibri" fo:language="fr" fo:country="FR"/>
    </style:style>
    <style:style style:name="T155" style:parent-style-name="DefaultParagraphFont" style:family="text">
      <style:text-properties style:font-name="Calibri" style:font-name-complex="Calibri" fo:language="fr" fo:country="FR"/>
    </style:style>
    <style:style style:name="T156" style:parent-style-name="DefaultParagraphFont" style:family="text">
      <style:text-properties style:font-name="Calibri" style:font-name-complex="Calibri" fo:language="fr" fo:country="FR"/>
    </style:style>
    <style:style style:name="T157" style:parent-style-name="DefaultParagraphFont" style:family="text">
      <style:text-properties style:font-name="Calibri" style:font-name-complex="Calibri" fo:language="fr" fo:country="FR"/>
    </style:style>
    <style:style style:name="T158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T159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P160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61" style:parent-style-name="Default" style:family="paragraph">
      <style:paragraph-properties fo:margin-bottom="0.0208in"/>
      <style:text-properties style:font-name="Calibri" style:font-name-complex="Calibri" fo:font-weight="bold" style:font-weight-asian="bold" style:font-weight-complex="bold" fo:font-style="italic" style:font-style-asian="italic" style:font-style-complex="italic" fo:language="fr" fo:country="FR"/>
    </style:style>
    <style:style style:name="P162" style:parent-style-name="Default" style:family="paragraph">
      <style:paragraph-properties fo:margin-bottom="0.0208in"/>
    </style:style>
    <style:style style:name="T163" style:parent-style-name="DefaultParagraphFont" style:family="text">
      <style:text-properties style:font-name="Calibri" style:font-name-complex="Calibri" fo:language="fr" fo:country="FR"/>
    </style:style>
    <style:style style:name="T164" style:parent-style-name="DefaultParagraphFont" style:family="text">
      <style:text-properties style:font-name="Calibri" style:font-name-complex="Calibri" fo:language="fr" fo:country="FR"/>
    </style:style>
    <style:style style:name="T165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P166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67" style:parent-style-name="Default" style:family="paragraph">
      <style:paragraph-properties fo:margin-bottom="0.0208in"/>
      <style:text-properties style:font-name="Calibri" style:font-name-complex="Calibri" fo:font-weight="bold" style:font-weight-asian="bold" fo:font-style="italic" style:font-style-asian="italic" style:font-style-complex="italic" fo:language="fr" fo:country="FR"/>
    </style:style>
    <style:style style:name="P168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69" style:parent-style-name="Default" style:family="paragraph">
      <style:paragraph-properties fo:margin-bottom="0.0208in"/>
    </style:style>
    <style:style style:name="T170" style:parent-style-name="DefaultParagraphFont" style:family="text">
      <style:text-properties style:font-name="Calibri" style:font-name-complex="Calibri" fo:language="fr" fo:country="FR"/>
    </style:style>
    <style:style style:name="T171" style:parent-style-name="DefaultParagraphFont" style:family="text">
      <style:text-properties style:font-name="Calibri" style:font-name-complex="Calibri" fo:language="fr" fo:country="FR"/>
    </style:style>
    <style:style style:name="T172" style:parent-style-name="DefaultParagraphFont" style:family="text">
      <style:text-properties style:font-name="Calibri" style:font-name-complex="Calibri" fo:language="fr" fo:country="FR"/>
    </style:style>
    <style:style style:name="T173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P174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75" style:parent-style-name="Default" style:family="paragraph">
      <style:paragraph-properties fo:margin-bottom="0.0208in"/>
      <style:text-properties style:font-name="Calibri" style:font-name-complex="Calibri" fo:font-weight="bold" style:font-weight-asian="bold" style:font-weight-complex="bold" fo:font-style="italic" style:font-style-asian="italic" style:font-style-complex="italic" fo:language="fr" fo:country="FR"/>
    </style:style>
    <style:style style:name="P176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77" style:parent-style-name="Default" style:family="paragraph">
      <style:paragraph-properties fo:margin-bottom="0.0208in"/>
    </style:style>
    <style:style style:name="T178" style:parent-style-name="DefaultParagraphFont" style:family="text">
      <style:text-properties style:font-name="Calibri" style:font-name-complex="Calibri" fo:language="fr" fo:country="FR"/>
    </style:style>
    <style:style style:name="T179" style:parent-style-name="DefaultParagraphFont" style:family="text">
      <style:text-properties style:font-name="Calibri" style:font-name-complex="Calibri" fo:language="fr" fo:country="FR"/>
    </style:style>
    <style:style style:name="T180" style:parent-style-name="DefaultParagraphFont" style:family="text">
      <style:text-properties style:font-name="Calibri" style:font-name-complex="Calibri" fo:font-weight="bold" style:font-weight-asian="bold" style:font-weight-complex="bold" fo:language="fr" fo:country="FR"/>
    </style:style>
    <style:style style:name="P181" style:parent-style-name="Default" style:family="paragraph">
      <style:paragraph-properties fo:margin-bottom="0.0208in"/>
      <style:text-properties style:font-name="Calibri" style:font-name-complex="Calibri" fo:language="fr" fo:country="FR"/>
    </style:style>
    <style:style style:name="P182" style:parent-style-name="Default" style:family="paragraph">
      <style:paragraph-properties fo:margin-bottom="0.0208in"/>
      <style:text-properties style:font-name="Calibri" style:font-name-complex="Calibri" fo:language="fr" fo:country="FR"/>
    </style:style>
  </office:automatic-styles>
  <office:body>
    <office:text text:use-soft-page-breaks="true">
      <text:p text:style-name="P1"><text:span text:style-name="T12">NF16</text:span><text:span text:style-name="T13"> :<text:s/></text:span><text:span text:style-name="T14">RAPPORT<text:s/></text:span><text:span text:style-name="T15">TP3</text:span></text:p>
      <text:p text:style-name="Title"><text:span text:style-name="T16">LISTE CHAÎNÉES</text:span><text:span text:style-name="T17"><text:s/>ET MATRICE CREUSE</text:span><text:span text:style-name="T18"><text:line-break/></text:span></text:p>
      <text:p text:style-name="P19">NINA FORDE<text:line-break/>ISMAIL KADIRI</text:p>
      <text:p text:style-name="P20"/>
      <text:list text:style-name="LFO2" text:continue-numbering="true">
        <text:list-item>
          <text:p text:style-name="P21">OBJECTIF DU TP</text:p>
        </text:list-item>
      </text:list>
      <text:p text:style-name="P22">L’objectif de ce TP<text:s/>est<text:s/>de nous familiariser avec l’utilisation des listes chaînées grâce à l’exemple des matrices creuses.<text:s/>Il nous faut donc manipuler<text:s/>des matrices creuses et proposer des algorithmes pour les fonctionnalités<text:s/>suivantes :</text:p>
      <text:p text:style-name="P23">1-<text:s/>Remplir une matrice creuse.</text:p>
      <text:p text:style-name="P24">2-<text:s/>Afficher une matrice creuse.</text:p>
      <text:p text:style-name="P25">3-<text:s/>Donner la valeur d’un élément d’une matrice creuse.</text:p>
      <text:p text:style-name="P26">4-<text:s/>Affecter une valeur à un élément d’une matrice creuse.</text:p>
      <text:p text:style-name="P27">5-<text:s/>Additionner deux matrices creuses.</text:p>
      <text:p text:style-name="P28">6-<text:s/>Calculer le gain<text:s/>en espace (par rapport à une matrice classique) en utilisant cette représentation pour une matrice donnée.</text:p>
      <text:p text:style-name="P29"/>
      <text:list text:style-name="LFO2" text:continue-numbering="true">
        <text:list-item>
          <text:p text:style-name="P30">FONCTIONS PRINCIPALES</text:p>
        </text:list-item>
      </text:list>
      <text:p text:style-name="P31"/>
      <text:p text:style-name="P32"><text:span text:style-name="T33">Remplir une matrice :<text:s/></text:span><text:span text:style-name="T34">int remplirMat(matrice_creuse *m, int N, int M)</text:span><text:span text:style-name="T35"> ;</text:span></text:p>
      <text:p text:style-name="P36"/>
      <text:p text:style-name="P37"><text:span text:style-name="T38">Dans l’optique de rendre l’affichage de la matrice plus<text:s/></text:span><text:span text:style-name="T39">parlante</text:span><text:span text:style-name="T40"><text:s/>nous avons fait le choix de renvoyer la taille du plus grand élément saisi et non pas de conserver<text:s/></text:span><text:span text:style-name="T41">void<text:s/></text:span><text:span text:style-name="T42">comme indiqué.</text:span></text:p>
      <text:p text:style-name="P43"/>
      <text:p text:style-name="P44"><text:span text:style-name="T45">Complexité</text:span><text:span text:style-name="T46"> :</text:span><text:span text:style-name="T47"><text:s/>A</text:span><text:span text:style-name="T48">u départ<text:s/></text:span><text:span text:style-name="T49">nous avons</text:span><text:span text:style-name="T50"><text:s/>des opérations élémentaires en<text:s/></text:span><text:span text:style-name="T51">O(1).</text:span></text:p>
      <text:p text:style-name="P52">Ensuite<text:s/>nous allons<text:s/>chercher<text:s/>à<text:s/>parcourir toutes les colonnes de chaque ligne pour rentrer la valeur.</text:p>
      <text:p text:style-name="P53"><text:span text:style-name="T54">Dans tous les cas on aura M*N valeur</text:span><text:span text:style-name="T55">s</text:span><text:span text:style-name="T56"><text:s/>entrées.<text:s/></text:span><text:span text:style-name="T57">La complexité est donc</text:span><text:span text:style-name="T58"><text:s/>en<text:s/></text:span><text:span text:style-name="T59">O(M*N)</text:span><text:span text:style-name="T60">.</text:span></text:p>
      <text:p text:style-name="P61"/>
      <text:p text:style-name="P62"><text:span text:style-name="T63">Afficher une matrice :<text:s/></text:span><text:span text:style-name="T64">void afficherMat(matrice_creuse m, int longest_chiffre)</text:span><text:span text:style-name="T65"> ;</text:span></text:p>
      <text:p text:style-name="P66"/>
      <text:p text:style-name="P67"><text:span text:style-name="T68">Complexité</text:span><text:span text:style-name="T69"> :</text:span><text:span text:style-name="T70"><text:s/></text:span><text:span text:style-name="T71">On va faire un travail similaire avec cette fonction en affichant les éléments entrés précédemment.</text:span></text:p>
      <text:p text:style-name="P72"><text:span text:style-name="T73">Donc on va parcourir toutes les lignes et colonnes. Dans le pire des cas toutes les cases sont non nulles et donc on a une complexité en<text:s/></text:span><text:span text:style-name="T74">O(M*N).</text:span></text:p>
      <text:p text:style-name="P75"/>
      <text:soft-page-break/>
      <text:p text:style-name="P76"><text:line-break/></text:p>
      <text:p text:style-name="P77"><text:span text:style-name="T78">Additionner deux matrices :<text:s/></text:span><text:span text:style-name="T79">void addMat(matrice_creuse m1, matrice_creuse m2)</text:span><text:span text:style-name="T80"> ;</text:span></text:p>
      <text:p text:style-name="P81"/>
      <text:p text:style-name="P82"><text:span text:style-name="T83">Complexité </text:span><text:span text:style-name="T84">:</text:span><text:span text:style-name="T85"><text:s/></text:span><text:span text:style-name="T86">Étant donné que les matrices ont les mêmes dimensions, nous allons parcourir M colonnes pour chacune des N lignes. La complexité est en<text:s/></text:span><text:span text:style-name="T87">O(M*N)</text:span><text:span text:style-name="T88">.</text:span></text:p>
      <text:p text:style-name="P89"/>
      <text:p text:style-name="P90"><text:span text:style-name="T91">Donner la valeur d’une matrice :<text:s/></text:span><text:span text:style-name="T92">int getValue(matrice_creuse m, int i, int j) ;</text:span></text:p>
      <text:p text:style-name="P93"/>
      <text:p text:style-name="P94"><text:span text:style-name="T95">Complexité :</text:span><text:span text:style-name="T96"><text:s/>O</text:span><text:span text:style-name="T97">n connaît l’emplacement<text:s/></text:span><text:span text:style-name="T98">de l’élément que l’on veu</text:span><text:span text:style-name="T99">t<text:s/></text:span><text:span text:style-name="T100">afficher.</text:span><text:span text:style-name="T101"><text:s/></text:span><text:span text:style-name="T102">O</text:span><text:span text:style-name="T103">n se rend donc directement à l’adresse de la ligne concernée (</text:span><text:span text:style-name="T104">O</text:span><text:span text:style-name="T105">(1)</text:span><text:span text:style-name="T106">). Puis dans le pire des cas on parcourt toutes les colonnes de cette ligne. On a donc une complexité en<text:s/></text:span><text:span text:style-name="T107">O(M)</text:span><text:span text:style-name="T108">.</text:span></text:p>
      <text:p text:style-name="P109"/>
      <text:p text:style-name="P110"><text:span text:style-name="T111">Modifier un élément d’une matrice :<text:s/></text:span><text:span text:style-name="T112">void putValue(matrice_creuse m, int i, int j, int val)</text:span><text:span text:style-name="T113"> ;</text:span></text:p>
      <text:p text:style-name="P114"/>
      <text:p text:style-name="P115"><text:span text:style-name="T116">Complexité :</text:span><text:span text:style-name="T117"><text:s/>Fonctionnement similaire à celui de<text:s/></text:span><text:span text:style-name="T118">getValue</text:span><text:span text:style-name="T119">, on se rend à la ligne de l’élément que l’on veut modifier puis on part toutes les colonnes dans le pire des cas. La complexité est donc en<text:s/></text:span><text:span text:style-name="T120">O(M)</text:span><text:span text:style-name="T121">.</text:span></text:p>
      <text:p text:style-name="P122"/>
      <text:p text:style-name="P123"><text:span text:style-name="T124">Calculer le gain d’espace d’une matrice :<text:s/></text:span><text:span text:style-name="T125">int nombreOctetsGagnes(matrice_creuse m1)</text:span><text:span text:style-name="T126"> ;</text:span></text:p>
      <text:p text:style-name="P127"/>
      <text:p text:style-name="P128"><text:span text:style-name="T129">Complexité :</text:span><text:span text:style-name="T130"><text:s/>On p</text:span><text:span text:style-name="T131">arcourt chaque ligne et au pire<text:s/></text:span><text:span text:style-name="T132">des cas<text:s/></text:span><text:span text:style-name="T133">chaque colonne pour savoir combien d</text:span><text:span text:style-name="T134">’éléments ont été enregistrés</text:span><text:span text:style-name="T135">. On a donc une complexité<text:s/></text:span><text:span text:style-name="T136">O(M*N).</text:span></text:p>
      <text:p text:style-name="P137"/>
      <text:list text:style-name="LFO2" text:continue-numbering="true">
        <text:list-item>
          <text:p text:style-name="P138">FONCTIONS SUPPLÉMENTAIRES</text:p>
        </text:list-item>
      </text:list>
      <text:p text:style-name="P139"/>
      <text:p text:style-name="P140">Nous avons fait le choix d’implémenter 5 fonctions supplémentaires dont 3 rendant l’interface utilisateur plus agréable<text:s/>avec l’affichage d’une matrice avec des cases et<text:s/>en centrant les<text:s/>valeurs.</text:p>
      <text:p text:style-name="P141"/>
      <text:p text:style-name="P142">int get_int_len(int value);</text:p>
      <text:p text:style-name="P143"><text:span text:style-name="T144">Cette fonction permet de connaître</text:span><text:span text:style-name="T145"><text:s/>la taille d’un élément saisi par l’utilisateur.</text:span><text:span text:style-name="T146"><text:s/>Elle<text:s/></text:span><text:span text:style-name="T147">réalise seulement des opérations élémentaires elle est donc en<text:s/></text:span><text:span text:style-name="T148">O(1)</text:span><text:span text:style-name="T149">.</text:span></text:p>
      <text:p text:style-name="P150"/>
      <text:p text:style-name="P151">void PrintBorder(int j,int longestlength);</text:p>
      <text:p text:style-name="P152"><text:span text:style-name="T153">Cette fonction</text:span><text:span text:style-name="T154"><text:s/>sert à afficher les bordures extérieures et intérieures de la<text:s/></text:span><text:span text:style-name="T155">matrice. Elle aussi comporte des affectations basiques donc<text:s/></text:span><text:span text:style-name="T156">sa complexité est en</text:span><text:span text:style-name="T157"><text:s/></text:span><text:span text:style-name="T158">O(1)</text:span><text:span text:style-name="T159">.</text:span></text:p>
      <text:p text:style-name="P160"/>
      <text:p text:style-name="P161">void PrintRow(int num_espaces,int valeur) ;</text:p>
      <text:p text:style-name="P162"><text:span text:style-name="T163">Cette fonction permet</text:span><text:span text:style-name="T164"><text:s/>de centrer la valeur dans la case en mettant la moitié des espaces à gauche et l’autre à droite. Complexité en<text:s/></text:span><text:span text:style-name="T165">O(1).</text:span></text:p>
      <text:p text:style-name="P166"/>
      <text:p text:style-name="P167">void freeMat(matrice_creuse *m) ;</text:p>
      <text:soft-page-break/>
      <text:p text:style-name="P168">Cette fonction<text:s/>permet de libérer l’espace alloué dynamiquement pour les matrices<text:s/>à la fin de notre programme.<text:s/>Elle libère<text:s/>l’espace initialement alloué à chaque<text:s/>élément<text:s/>de toutes les<text:s/>lignes<text:s/>en parcourant la liste chaînée.</text:p>
      <text:p text:style-name="P169"><text:span text:style-name="T170">O</text:span><text:span text:style-name="T171">n a donc<text:s/></text:span><text:span text:style-name="T172">une complexité en<text:s/></text:span><text:span text:style-name="T173">O(M*N).</text:span></text:p>
      <text:p text:style-name="P174"/>
      <text:p text:style-name="P175">element * newelement(element * suivant, int col,int valeur) ;</text:p>
      <text:p text:style-name="P176">Cette fonction est utilisée pour créer un nouvel élément<text:s/>et lui<text:s/>allouer un espace<text:s/>mémoire. Cette fonctionnalité<text:s/>étant souvent utilisée, il nous a paru judicieux de créer<text:s/>une fonction à part<text:s/>fin d’alléger le code et le rendre plus lisible.</text:p>
      <text:p text:style-name="P177"><text:span text:style-name="T178">Elle réalise uniquement un travail d’affectatio</text:span><text:span text:style-name="T179"><text:s/>elle est donc elle aussi en<text:s/></text:span><text:span text:style-name="T180">O(1).</text:span></text:p>
      <text:p text:style-name="P181"/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Default" style:display-name="Default" style:family="paragraph">
      <style:text-properties style:font-name="Cambria" style:font-name-asian="Cambria" style:font-name-complex="Cambria" fo:color="#000000" fo:hyphenate="false"/>
    </style:style>
    <text:list-style style:name="WWNum1" style:display-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3.5041in"/>
    </style:style>
    <style:style style:name="TableColumn4" style:family="table-column">
      <style:table-column-properties style:column-width="3.459in"/>
    </style:style>
    <style:style style:name="Table2" style:family="table">
      <style:table-properties style:width="6.963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0.0138in solid #C00000" fo:border-right="none" style:writing-mode="lr-tb" fo:padding-top="0in" fo:padding-left="0in" fo:padding-bottom="0in" fo:padding-right="0in"/>
    </style:style>
    <style:style style:name="P7" style:parent-style-name="Header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0pt"/>
    </style:style>
    <style:style style:name="TableCell8" style:family="table-cell">
      <style:table-cell-properties fo:border-top="none" fo:border-left="none" fo:border-bottom="0.0138in solid #C00000" fo:border-right="none" style:writing-mode="lr-tb" fo:padding-top="0in" fo:padding-left="0in" fo:padding-bottom="0in" fo:padding-right="0in"/>
    </style:style>
    <style:style style:name="P9" style:parent-style-name="Header" style:family="paragraph">
      <style:paragraph-properties fo:text-align="end"/>
    </style:style>
    <style:style style:name="T10" style:parent-style-name="DefaultParagraphFont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 fo:font-size="10.5pt" style:font-size-asian="10.5pt" style:font-size-complex="9pt" fo:language="fr" fo:country="FR"/>
    </style:style>
    <style:style style:name="P11" style:parent-style-name="Header" style:family="paragraph">
      <style:text-properties fo:language="fr" fo:country="F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NF16</text:p>
            </table:table-cell>
            <table:table-cell table:style-name="TableCell8">
              <text:p text:style-name="P9"><text:span text:style-name="T10">LISTES CHAÎNÉES ET MATRICES CREUSES</text:span></text:p>
            </table:table-cell>
          </table:table-row>
        </table:table>
        <text:p text:style-name="P11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yahiaou</meta:initial-creator>
    <dc:creator>KADIRI Zainab</dc:creator>
    <meta:creation-date>2020-04-24T12:51:00Z</meta:creation-date>
    <dc:date>2020-04-24T12:51:00Z</dc:date>
    <meta:template xlink:href="Normal.dotm" xlink:type="simple"/>
    <meta:editing-cycles>2</meta:editing-cycles>
    <meta:editing-duration>PT0S</meta:editing-duration>
    <meta:document-statistic meta:page-count="3" meta:paragraph-count="8" meta:word-count="618" meta:character-count="4139" meta:row-count="29" meta:non-whitespace-character-count="3529"/>
  </office:meta>
</office:document-meta>
</file>